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.0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0.01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font-family="'Times New Roman'" style:font-style-name="Regular" style:font-family-generic="roman" style:font-pitch="variable" fo:font-size="10.5pt" fo:font-weight="bold" style:font-size-asian="10.5pt" style:font-weight-asian="bold" style:font-family-complex="'Times New Roman'" style:font-family-generic-complex="roman" style:font-pitch-complex="variable" style:font-size-complex="10.5pt" style:font-weight-complex="bold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'Times New Roman'" style:font-style-name="Regular" style:font-family-generic="roman" style:font-pitch="variable" fo:font-size="10.5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0.5pt" style:language-asian="zxx" style:country-asian="none" style:font-style-asian="normal" style:font-weight-asian="bold" style:font-family-complex="'Times New Roman'" style:font-family-generic-complex="roman" style:font-pitch-complex="variable" style:font-size-complex="10.5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6.547cm" svg:x2="12.676cm" svg:y2="6.547cm">
          <text:p/>
        </draw:line>
        <draw:line draw:style-name="gr1" draw:text-style-name="P1" draw:layer="layout" svg:x1="6.056cm" svg:y1="10.594cm" svg:x2="6.056cm" svg:y2="15.77cm">
          <text:p/>
        </draw:line>
        <draw:line draw:style-name="gr1" draw:text-style-name="P1" draw:layer="layout" svg:x1="14.407cm" svg:y1="8.241cm" svg:x2="14.407cm" svg:y2="6.829cm">
          <text:p/>
        </draw:line>
        <draw:rect draw:style-name="gr2" draw:text-style-name="P3" draw:layer="layout" svg:width="5cm" svg:height="2.5cm" svg:x="1.5cm" svg:y="1.5cm">
          <text:p text:style-name="P2"><text:span text:style-name="T1">NINAsTea</text:span></text:p>
          <text:p text:style-name="P2"><text:span text:style-name="T1">Admin Sitemap</text:span></text:p>
          <text:p text:style-name="P2"><text:span text:style-name="T1">Prepared by: Xiaojing Shi</text:span></text:p>
          <text:p text:style-name="P2"><text:span text:style-name="T1">Date: 2021-05-26</text:span></text:p>
          <text:p text:style-name="P2"><text:span text:style-name="T1">Version:1.0</text:span></text:p>
        </draw:rect>
        <draw:rect draw:style-name="gr3" draw:text-style-name="P4" draw:layer="layout" svg:width="4.074cm" svg:height="1.412cm" svg:x="12.37cm" svg:y="5.794cm">
          <text:p text:style-name="P1"><text:span text:style-name="T2">Admin(Dashboard)</text:span></text:p>
        </draw:rect>
        <draw:rect draw:style-name="gr3" draw:text-style-name="P4" draw:layer="layout" svg:width="3.226cm" svg:height="1.412cm" svg:x="10.537cm" svg:y="9.182cm">
          <text:p text:style-name="P1"><text:span text:style-name="T2">View Customers</text:span></text:p>
        </draw:rect>
        <draw:rect draw:style-name="gr3" draw:text-style-name="P4" draw:layer="layout" svg:width="2.547cm" svg:height="1.412cm" svg:x="21.333cm" svg:y="9.182cm">
          <text:p text:style-name="P1"><text:span text:style-name="T2">View Logs</text:span></text:p>
        </draw:rect>
        <draw:rect draw:style-name="gr3" draw:text-style-name="P4" draw:layer="layout" svg:width="2.546cm" svg:height="1.412cm" svg:x="16.073cm" svg:y="9.182cm">
          <text:p text:style-name="P1"><text:span text:style-name="T2">View Orders</text:span></text:p>
        </draw:rect>
        <draw:rect draw:style-name="gr3" draw:text-style-name="P4" draw:layer="layout" svg:width="3.055cm" svg:height="1.412cm" svg:x="4.528cm" svg:y="9.182cm">
          <text:p text:style-name="P1"><text:span text:style-name="T2">View Products</text:span></text:p>
        </draw:rect>
        <draw:rect draw:style-name="gr3" draw:text-style-name="P4" draw:layer="layout" svg:width="2.547cm" svg:height="0.941cm" svg:x="5.546cm" svg:y="17.559cm">
          <text:p text:style-name="P1"><text:span text:style-name="T2">Social Media</text:span></text:p>
        </draw:rect>
        <draw:rect draw:style-name="gr3" draw:text-style-name="P4" draw:layer="layout" svg:width="2.037cm" svg:height="0.941cm" svg:x="12.269cm" svg:y="17.559cm">
          <text:p text:style-name="P1"><text:span text:style-name="T2">More</text:span></text:p>
        </draw:rect>
        <draw:rect draw:style-name="gr3" draw:text-style-name="P5" draw:layer="layout" svg:width="1.732cm" svg:height="0.941cm" svg:x="15.935cm" svg:y="2.5cm">
          <text:p text:style-name="P1"><text:span text:style-name="T3">Sign In</text:span></text:p>
        </draw:rect>
        <draw:line draw:style-name="gr1" draw:text-style-name="P1" draw:layer="layout" svg:x1="14.407cm" svg:y1="3.441cm" svg:x2="14.407cm" svg:y2="5.794cm">
          <text:p/>
        </draw:line>
        <draw:rect draw:style-name="gr3" draw:text-style-name="P4" draw:layer="layout" svg:width="3.055cm" svg:height="0.941cm" svg:x="8.704cm" svg:y="17.559cm">
          <text:p text:style-name="P1"><text:span text:style-name="T2">Customer Care</text:span></text:p>
        </draw:rect>
        <draw:line draw:style-name="gr1" draw:text-style-name="P1" draw:layer="layout" svg:x1="3cm" svg:y1="6.547cm" svg:x2="3cm" svg:y2="16.618cm">
          <text:p/>
        </draw:line>
        <draw:line draw:style-name="gr1" draw:text-style-name="P1" draw:layer="layout" svg:x1="6.87cm" svg:y1="16.618cm" svg:x2="6.87cm" svg:y2="17.559cm">
          <text:p/>
        </draw:line>
        <draw:line draw:style-name="gr1" draw:text-style-name="P1" draw:layer="layout" svg:x1="13.185cm" svg:y1="16.618cm" svg:x2="13.185cm" svg:y2="17.559cm">
          <text:p/>
        </draw:line>
        <draw:line draw:style-name="gr1" draw:text-style-name="P1" draw:layer="layout" svg:x1="10.231cm" svg:y1="16.618cm" svg:x2="10.231cm" svg:y2="17.559cm">
          <text:p/>
        </draw:line>
        <draw:line draw:style-name="gr1" draw:text-style-name="P1" draw:layer="layout" svg:x1="3cm" svg:y1="16.618cm" svg:x2="13.185cm" svg:y2="16.618cm">
          <text:p/>
        </draw:line>
        <draw:rect draw:style-name="gr3" draw:text-style-name="P4" draw:layer="layout" svg:width="3.055cm" svg:height="0.941cm" svg:x="6.565cm" svg:y="10.971cm">
          <text:p text:style-name="P1"><text:span text:style-name="T2">Add Products</text:span></text:p>
        </draw:rect>
        <draw:rect draw:style-name="gr3" draw:text-style-name="P4" draw:layer="layout" svg:width="3.055cm" svg:height="0.942cm" svg:x="6.565cm" svg:y="12.382cm">
          <text:p text:style-name="P1"><text:span text:style-name="T2">View Products</text:span></text:p>
        </draw:rect>
        <draw:line draw:style-name="gr1" draw:text-style-name="P1" draw:layer="layout" svg:x1="6.056cm" svg:y1="8.241cm" svg:x2="6.056cm" svg:y2="9.182cm">
          <text:p/>
        </draw:line>
        <draw:line draw:style-name="gr1" draw:text-style-name="P1" draw:layer="layout" svg:x1="22.352cm" svg:y1="8.241cm" svg:x2="22.352cm" svg:y2="9.182cm">
          <text:p/>
        </draw:line>
        <draw:line draw:style-name="gr1" draw:text-style-name="P1" draw:layer="layout" svg:x1="17.259cm" svg:y1="8.241cm" svg:x2="17.259cm" svg:y2="9.182cm">
          <text:p/>
        </draw:line>
        <draw:line draw:style-name="gr1" draw:text-style-name="P1" draw:layer="layout" svg:x1="12.167cm" svg:y1="8.241cm" svg:x2="12.167cm" svg:y2="9.182cm">
          <text:p/>
        </draw:line>
        <draw:frame draw:style-name="gr4" draw:layer="layout" svg:width="0.509cm" svg:height="1.204cm" svg:x="14.204cm" svg:y="7.206cm">
          <draw:text-box>
            <text:p/>
          </draw:text-box>
        </draw:frame>
        <draw:frame draw:style-name="gr5" draw:layer="layout" svg:width="0.511cm" svg:height="1.204cm" svg:x="14.204cm" svg:y="7.676cm">
          <draw:text-box>
            <text:p/>
          </draw:text-box>
        </draw:frame>
        <draw:frame draw:style-name="gr6" draw:layer="layout" svg:width="0.512cm" svg:height="1.204cm" svg:x="3.509cm" svg:y="5.794cm">
          <draw:text-box>
            <text:p/>
          </draw:text-box>
        </draw:frame>
        <draw:line draw:style-name="gr1" draw:text-style-name="P1" draw:layer="layout" svg:x1="6.056cm" svg:y1="11.441cm" svg:x2="6.565cm" svg:y2="11.441cm">
          <text:p/>
        </draw:line>
        <draw:line draw:style-name="gr1" draw:text-style-name="P1" draw:layer="layout" svg:x1="6.056cm" svg:y1="12.947cm" svg:x2="6.565cm" svg:y2="12.947cm">
          <text:p/>
        </draw:line>
        <draw:line draw:style-name="gr1" draw:text-style-name="P1" draw:layer="layout" svg:x1="17.259cm" svg:y1="10.594cm" svg:x2="17.259cm" svg:y2="12.006cm">
          <text:p/>
        </draw:line>
        <draw:line draw:style-name="gr1" draw:text-style-name="P1" draw:layer="layout" svg:x1="17.259cm" svg:y1="12.006cm" svg:x2="17.768cm" svg:y2="12.006cm">
          <text:p/>
        </draw:line>
        <draw:rect draw:style-name="gr3" draw:text-style-name="P5" draw:layer="layout" svg:width="1.731cm" svg:height="0.941cm" svg:x="13.593cm" svg:y="2.5cm">
          <text:p text:style-name="P1"><text:span text:style-name="T3">Search</text:span></text:p>
        </draw:rect>
        <draw:line draw:style-name="gr1" draw:text-style-name="P1" draw:layer="layout" svg:x1="16.852cm" svg:y1="3.441cm" svg:x2="16.852cm" svg:y2="4.382cm">
          <text:p/>
        </draw:line>
        <draw:line draw:style-name="gr1" draw:text-style-name="P1" draw:layer="layout" svg:x1="14.407cm" svg:y1="4.382cm" svg:x2="19.296cm" svg:y2="4.382cm">
          <text:p/>
        </draw:line>
        <draw:rect draw:style-name="gr3" draw:text-style-name="P5" draw:layer="layout" svg:width="2.037cm" svg:height="0.941cm" svg:x="18.278cm" svg:y="2.5cm">
          <text:p text:style-name="P1"><text:span text:style-name="T3">Sign Out</text:span></text:p>
        </draw:rect>
        <draw:line draw:style-name="gr1" draw:text-style-name="P1" draw:layer="layout" svg:x1="19.296cm" svg:y1="3.441cm" svg:x2="19.296cm" svg:y2="4.382cm">
          <text:p/>
        </draw:line>
        <draw:rect draw:style-name="gr3" draw:text-style-name="P4" draw:layer="layout" svg:width="3.055cm" svg:height="0.941cm" svg:x="6.565cm" svg:y="13.794cm">
          <text:p text:style-name="P1"><text:span text:style-name="T2">Edit Products</text:span></text:p>
        </draw:rect>
        <draw:rect draw:style-name="gr3" draw:text-style-name="P4" draw:layer="layout" svg:width="3.055cm" svg:height="0.941cm" svg:x="6.565cm" svg:y="15.206cm">
          <text:p text:style-name="P1"><text:span text:style-name="T2">Delete Products</text:span></text:p>
        </draw:rect>
        <draw:line draw:style-name="gr1" draw:text-style-name="P1" draw:layer="layout" svg:x1="6.056cm" svg:y1="14.265cm" svg:x2="6.565cm" svg:y2="14.265cm">
          <text:p/>
        </draw:line>
        <draw:line draw:style-name="gr1" draw:text-style-name="P1" draw:layer="layout" svg:x1="6.056cm" svg:y1="15.771cm" svg:x2="6.565cm" svg:y2="15.771cm">
          <text:p/>
        </draw:line>
        <draw:line draw:style-name="gr1" draw:text-style-name="P1" draw:layer="layout" svg:x1="22.454cm" svg:y1="10.594cm" svg:x2="22.454cm" svg:y2="12.006cm">
          <text:p/>
        </draw:line>
        <draw:line draw:style-name="gr1" draw:text-style-name="P1" draw:layer="layout" svg:x1="22.454cm" svg:y1="12.006cm" svg:x2="22.963cm" svg:y2="12.006cm">
          <text:p/>
        </draw:line>
        <draw:line draw:style-name="gr1" draw:text-style-name="P1" draw:layer="layout" svg:x1="6.056cm" svg:y1="8.241cm" svg:x2="22.352cm" svg:y2="8.241cm">
          <text:p/>
        </draw:line>
        <draw:line draw:style-name="gr1" draw:text-style-name="P1" draw:layer="layout" svg:x1="12.167cm" svg:y1="10.594cm" svg:x2="12.167cm" svg:y2="12.006cm">
          <text:p/>
        </draw:line>
        <draw:line draw:style-name="gr1" draw:text-style-name="P1" draw:layer="layout" svg:x1="12.167cm" svg:y1="12.006cm" svg:x2="12.676cm" svg:y2="12.006cm">
          <text:p/>
        </draw:line>
        <draw:custom-shape draw:style-name="gr7" draw:text-style-name="P6" draw:layer="layout" svg:width="2.5cm" svg:height="1.5cm" svg:x="12.6cm" svg:y="11.3cm">
          <text:p text:style-name="P6"><text:span text:style-name="T4">Customers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6" draw:layer="layout" svg:width="2.5cm" svg:height="1.5cm" svg:x="12.601cm" svg:y="11.3cm">
          <text:p text:style-name="P6"><text:span text:style-name="T4">Customers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6" draw:layer="layout" svg:width="2.5cm" svg:height="1.5cm" svg:x="17.7cm" svg:y="11.2cm">
          <text:p text:style-name="P6"><text:span text:style-name="T4">Orders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6" draw:layer="layout" svg:width="2.5cm" svg:height="1.5cm" svg:x="22.992cm" svg:y="11.223cm">
          <text:p text:style-name="P6"><text:span text:style-name="T4">Logs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等线, DengXian" style:font-pitch="variable" fo:font-size="10.5pt" fo:language="en" fo:country="US" style:letter-kerning="true" style:font-family-asian="等线, DengXian" style:font-pitch-asian="variable" style:font-size-asian="10.5pt" style:language-asian="zh" style:country-asian="CN" style:font-family-complex="等线, DengXian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43M31S</meta:editing-duration>
    <meta:editing-cycles>11</meta:editing-cycles>
    <meta:generator>OpenOffice/4.1.8$Win32 OpenOffice.org_project/418m3$Build-9803</meta:generator>
    <dc:date>2021-05-24T13:17:10.27</dc:date>
    <dc:creator>Xiaojing Shi</dc:creator>
    <meta:document-statistic meta:object-count="50"/>
  </office:meta>
</office:document-meta>
</file>